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Tableau1" style:family="table">
      <style:table-properties style:width="18.741cm" table:align="margins"/>
    </style:style>
    <style:style style:name="Tableau1.A" style:family="table-column">
      <style:table-column-properties style:column-width="9.37cm" style:rel-column-width="32767*"/>
    </style:style>
    <style:style style:name="Tableau1.B" style:family="table-column">
      <style:table-column-properties style:column-width="9.372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8.741cm" table:align="margins"/>
    </style:style>
    <style:style style:name="Tableau2.A" style:family="table-column">
      <style:table-column-properties style:column-width="9.37cm" style:rel-column-width="32767*"/>
    </style:style>
    <style:style style:name="Tableau2.B" style:family="table-column">
      <style:table-column-properties style:column-width="9.372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text-properties style:font-name="Arial" officeooo:rsid="00150fd5" officeooo:paragraph-rsid="00150fd5"/>
    </style:style>
    <style:style style:name="P3" style:family="paragraph" style:parent-style-name="Table_20_Contents">
      <style:text-properties style:font-name="Arial" officeooo:rsid="00150fd5" officeooo:paragraph-rsid="00165a26"/>
    </style:style>
    <style:style style:name="P4" style:family="paragraph" style:parent-style-name="Table_20_Contents">
      <style:text-properties style:font-name="Arial" officeooo:paragraph-rsid="00165a26"/>
    </style:style>
    <style:style style:name="P5" style:family="paragraph" style:parent-style-name="Table_20_Contents">
      <style:text-properties style:font-name="Arial" officeooo:rsid="00165a26" officeooo:paragraph-rsid="00165a26"/>
    </style:style>
    <style:style style:name="P6" style:family="paragraph" style:parent-style-name="Text_20_body">
      <style:text-properties officeooo:rsid="00165a26" officeooo:paragraph-rsid="00165a26"/>
    </style:style>
    <style:style style:name="P7" style:family="paragraph" style:parent-style-name="Heading_20_1" style:list-style-name="">
      <style:text-properties officeooo:rsid="00150fd5" officeooo:paragraph-rsid="00150fd5"/>
    </style:style>
    <style:style style:name="P8" style:family="paragraph" style:parent-style-name="Heading_20_4">
      <style:text-properties officeooo:paragraph-rsid="0017a1f4"/>
    </style:style>
    <style:style style:name="T1" style:family="text">
      <style:text-properties fo:font-style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0fd5"/>
    </style:style>
    <style:style style:name="T4" style:family="text">
      <style:text-properties officeooo:rsid="00165a26"/>
    </style:style>
    <style:style style:name="T5" style:family="text">
      <style:text-properties officeooo:rsid="0017a1f4"/>
    </style:style>
    <style:style style:name="T6" style:family="text">
      <style:text-properties officeooo:rsid="0019231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7" text:outline-level="1">Autour des pronoms</text:h>
      <text:h text:style-name="Heading_20_2" text:outline-level="2">Pronoms personnels</text:h>
      <text:h text:style-name="Heading_20_3" text:outline-level="3">Tableau récapitulatif</text:h>
      <table:table table:name="Tableau1" table:style-name="Tableau1">
        <table:table-column table:style-name="Tableau1.A"/>
        <table:table-column table:style-name="Tableau1.B"/>
        <table:table-row table:style-name="TableLine94507827908896">
          <table:table-cell table:style-name="Tableau1.A1" office:value-type="string">
            <text:p text:style-name="P1">Pronoms personnels <text:span text:style-name="Strong_20_Emphasis"><text:span text:style-name="T2">sujets</text:span></text:span></text:p>
          </table:table-cell>
          <table:table-cell table:style-name="Tableau1.B1" office:value-type="string">
            <text:p text:style-name="P1">Pronoms personnels <text:span text:style-name="Strong_20_Emphasis">compléments</text:span></text:p>
          </table:table-cell>
        </table:table-row>
        <table:table-row table:style-name="TableLine94507828433424"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2">Me</text:p>
          </table:table-cell>
        </table:table-row>
        <table:table-row table:style-name="TableLine94507828434800">
          <table:table-cell table:style-name="Tableau1.A2" office:value-type="string">
            <text:p text:style-name="P2">You</text:p>
          </table:table-cell>
          <table:table-cell table:style-name="Tableau1.B2" office:value-type="string">
            <text:p text:style-name="P2">You</text:p>
          </table:table-cell>
        </table:table-row>
        <table:table-row table:style-name="TableLine94507828435504">
          <table:table-cell table:style-name="Tableau1.A2" office:value-type="string">
            <text:p text:style-name="P2">She</text:p>
          </table:table-cell>
          <table:table-cell table:style-name="Tableau1.B2" office:value-type="string">
            <text:p text:style-name="P2">Her</text:p>
          </table:table-cell>
        </table:table-row>
        <table:table-row table:style-name="TableLine94507828436288">
          <table:table-cell table:style-name="Tableau1.A2" office:value-type="string">
            <text:p text:style-name="P2">He</text:p>
          </table:table-cell>
          <table:table-cell table:style-name="Tableau1.B2" office:value-type="string">
            <text:p text:style-name="P2">Him</text:p>
          </table:table-cell>
        </table:table-row>
        <table:table-row table:style-name="TableLine94507828437072">
          <table:table-cell table:style-name="Tableau1.A2" office:value-type="string">
            <text:p text:style-name="P2">It</text:p>
          </table:table-cell>
          <table:table-cell table:style-name="Tableau1.B2" office:value-type="string">
            <text:p text:style-name="P2">It</text:p>
          </table:table-cell>
        </table:table-row>
        <table:table-row table:style-name="TableLine94507828437856">
          <table:table-cell table:style-name="Tableau1.A2" office:value-type="string">
            <text:p text:style-name="P2">We</text:p>
          </table:table-cell>
          <table:table-cell table:style-name="Tableau1.B2" office:value-type="string">
            <text:p text:style-name="P2">Us</text:p>
          </table:table-cell>
        </table:table-row>
        <table:table-row table:style-name="TableLine94507828438640">
          <table:table-cell table:style-name="Tableau1.A2" office:value-type="string">
            <text:p text:style-name="P2">You</text:p>
          </table:table-cell>
          <table:table-cell table:style-name="Tableau1.B2" office:value-type="string">
            <text:p text:style-name="P2">You</text:p>
          </table:table-cell>
        </table:table-row>
        <table:table-row table:style-name="TableLine94507828439424">
          <table:table-cell table:style-name="Tableau1.A2" office:value-type="string">
            <text:p text:style-name="P2">They</text:p>
          </table:table-cell>
          <table:table-cell table:style-name="Tableau1.B2" office:value-type="string">
            <text:p text:style-name="P2">Them</text:p>
          </table:table-cell>
        </table:table-row>
      </table:table>
      <text:h text:style-name="Heading_20_4" text:outline-level="4">Emploi de It</text:h>
      <text:p text:style-name="Text_20_body"><text:span text:style-name="T3">- Il </text:span>renvoie à un antécédent inanimé ou à un animal</text:p>
      <text:p text:style-name="Text_20_body">- Pour désigner un animal pour lequel on ressent un fort attachement, on <text:span text:style-name="T3">utilise</text:span> <text:span text:style-name="T1">he</text:span> ou <text:span text:style-name="T1">she</text:span> et non pas <text:span text:style-name="T1">it</text:span>.</text:p>
      <text:h text:style-name="Heading_20_3" text:outline-level="3">Le pronom indéfini One</text:h>
      <text:h text:style-name="Heading_20_4" text:outline-level="4">Utilisation</text:h>
      <text:p text:style-name="Text_20_body"><text:span text:style-name="T3">Il </text:span>est utilisé pour énoncer des généralités telles que des proverbes ou des leçons de morale</text:p>
      <text:h text:style-name="Heading_20_4" text:outline-level="4">L'antécéd<text:span text:style-name="T5">e</text:span>nt du pronom complément One</text:h>
      <text:p text:style-name="Text_20_body"><text:span text:style-name="T4">Il </text:span>renvoie à un antécédent <text:span text:style-name="T2">dénombrable</text:span></text:p>
      <text:h text:style-name="Heading_20_4" text:outline-level="4">L'utilisation de Some</text:h>
      <text:p text:style-name="Text_20_body"><text:span text:style-name="T4">Il renvoie à</text:span> un antécédent <text:span text:style-name="T2">indénombrable</text:span></text:p>
      <text:h text:style-name="Heading_20_2" text:outline-level="2">Les pronoms réfléchis</text:h>
      <text:h text:style-name="Heading_20_3" text:outline-level="3">Tableau récapitulatif</text:h>
      <table:table table:name="Tableau2" table:style-name="Tableau2">
        <table:table-column table:style-name="Tableau2.A"/>
        <table:table-column table:style-name="Tableau2.B"/>
        <table:table-row table:style-name="TableLine94507828461776">
          <table:table-cell table:style-name="Tableau2.A1" office:value-type="string">
            <text:p text:style-name="P4">Pronoms personnels <text:span text:style-name="Strong_20_Emphasis"><text:span text:style-name="T2">sujets</text:span></text:span></text:p>
          </table:table-cell>
          <table:table-cell table:style-name="Tableau2.B1" office:value-type="string">
            <text:p text:style-name="P4">Pronoms <text:span text:style-name="Strong_20_Emphasis"><text:span text:style-name="T4">réfléchis</text:span></text:span></text:p>
          </table:table-cell>
        </table:table-row>
        <table:table-row table:style-name="TableLine94507828455888"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3">M<text:span text:style-name="T4">yself</text:span></text:p>
          </table:table-cell>
        </table:table-row>
        <table:table-row table:style-name="TableLine94507828582176">
          <table:table-cell table:style-name="Tableau2.A2" office:value-type="string">
            <text:p text:style-name="P3">You</text:p>
          </table:table-cell>
          <table:table-cell table:style-name="Tableau2.B2" office:value-type="string">
            <text:p text:style-name="P3">You<text:span text:style-name="T4">rself</text:span></text:p>
          </table:table-cell>
        </table:table-row>
        <table:table-row table:style-name="TableLine94507828582800">
          <table:table-cell table:style-name="Tableau2.A2" office:value-type="string">
            <text:p text:style-name="P3">She</text:p>
          </table:table-cell>
          <table:table-cell table:style-name="Tableau2.B2" office:value-type="string">
            <text:p text:style-name="P3">Her<text:span text:style-name="T4">self</text:span></text:p>
          </table:table-cell>
        </table:table-row>
        <table:table-row table:style-name="TableLine94507828583424">
          <table:table-cell table:style-name="Tableau2.A2" office:value-type="string">
            <text:p text:style-name="P3">He</text:p>
          </table:table-cell>
          <table:table-cell table:style-name="Tableau2.B2" office:value-type="string">
            <text:p text:style-name="P3">Him<text:span text:style-name="T4">self</text:span></text:p>
          </table:table-cell>
        </table:table-row>
        <table:table-row table:style-name="TableLine94507828584048">
          <table:table-cell table:style-name="Tableau2.A2" office:value-type="string">
            <text:p text:style-name="P3">It</text:p>
          </table:table-cell>
          <table:table-cell table:style-name="Tableau2.B2" office:value-type="string">
            <text:p text:style-name="P3">It<text:span text:style-name="T4">self</text:span></text:p>
          </table:table-cell>
        </table:table-row>
        <table:table-row table:style-name="TableLine94507828584832">
          <table:table-cell table:style-name="Tableau2.A2" office:value-type="string">
            <text:p text:style-name="P3">We</text:p>
          </table:table-cell>
          <table:table-cell table:style-name="Tableau2.B2" office:value-type="string">
            <text:p text:style-name="P5">Ourselves</text:p>
          </table:table-cell>
        </table:table-row>
        <text:soft-page-break/>
        <table:table-row table:style-name="TableLine94507828585616">
          <table:table-cell table:style-name="Tableau2.A2" office:value-type="string">
            <text:p text:style-name="P3">You</text:p>
          </table:table-cell>
          <table:table-cell table:style-name="Tableau2.B2" office:value-type="string">
            <text:p text:style-name="P3">You<text:span text:style-name="T4">rselves</text:span></text:p>
          </table:table-cell>
        </table:table-row>
        <table:table-row table:style-name="TableLine94507828586400">
          <table:table-cell table:style-name="Tableau2.A2" office:value-type="string">
            <text:p text:style-name="P3">They</text:p>
          </table:table-cell>
          <table:table-cell table:style-name="Tableau2.B2" office:value-type="string">
            <text:p text:style-name="P3">Them<text:span text:style-name="T4">selves</text:span></text:p>
          </table:table-cell>
        </table:table-row>
      </table:table>
      <text:h text:style-name="Heading_20_3" text:outline-level="3">Utilisation</text:h>
      <text:p text:style-name="P6">- Pour renvoyer au sujet de la phrase</text:p>
      <text:p text:style-name="P6">- Pour mettre l'accent sur la personne dont on parle</text:p>
      <text:p text:style-name="P6">- Pour souligner que l'on fait quelque chose soi-même, tout seul</text:p>
      <text:h text:style-name="Heading_20_3" text:outline-level="3">Le pronom réfléchi indéfini Oneself</text:h>
      <text:p text:style-name="Text_20_body">On <text:span text:style-name="T4">l’</text:span>utilise uniquement lorsque le sujet auquel il renvoie est le pronom one</text:p>
      <text:h text:style-name="Heading_20_3" text:outline-level="3">Accord de certains noms</text:h>
      <text:h text:style-name="P8" text:outline-level="4">Toujours au singulier</text:h>
      <text:p text:style-name="Text_20_body">- Les noms de pays </text:p>
      <text:p text:style-name="Text_20_body">- Les noms de sciences et d'activités qui finissent en ics </text:p>
      <text:p text:style-name="Text_20_body">- Les noms indénombrables. </text:p>
      <text:h text:style-name="P8" text:outline-level="4">Toujours au pluriel</text:h>
      <text:p text:style-name="Text_20_body">- Les noms de vêtements que l'on enfile par le bas (pantalons, shorts, caleçons, culottes, etc.) </text:p>
      <text:p text:style-name="Text_20_body">- Les noms des équipes sportives </text:p>
      <text:h text:style-name="Heading_20_2" text:outline-level="2">Les pronoms démonstratifs</text:h>
      <text:h text:style-name="Heading_20_3" text:outline-level="3">Introduction</text:h>
      <text:p text:style-name="Text_20_body">Les pronoms démonstratifs singuliers sont this et that <text:span text:style-name="T5">et l</text:span>eurs pluriels sont these et those.</text:p>
      <text:h text:style-name="Heading_20_3" text:outline-level="3">This vs That</text:h>
      <text:p text:style-name="Text_20_body"/>
      <text:p text:style-name="Text_20_body">This (these) désigne ce qui est proche, <text:span text:style-name="T5">tandis que</text:span> that <text:span text:style-name="T5">(those)</text:span> désigne ce qui <text:span text:style-name="T5">est </text:span>lointain. Cette distinction peut être :</text:p>
      <text:p text:style-name="Text_20_body">- Spatiale</text:p>
      <text:p text:style-name="Text_20_body">- Affective</text:p>
      <text:p text:style-name="Text_20_body">- Temporelle. On utilise this pour parler du présent ou du futur et that pour renvoyer au passé.</text:p>
      <text:h text:style-name="Heading_20_3" text:outline-level="3">Utilisation dans un texte</text:h>
      <text:p text:style-name="Text_20_body">That est utilisé pour reprendre ce qui vient d'être énoncé <text:span text:style-name="T5">alors</text:span> que this introduit ce qui va suivre.</text:p>
      <text:h text:style-name="Heading_20_2" text:outline-level="2">Pronoms réciproques</text:h>
      <text:p text:style-name="Text_20_body">Les pronoms réciproques sont <text:span text:style-name="T2">each other</text:span> et <text:span text:style-name="T2">one another</text:span>. Ils se distinguent des pronoms réfléchis en signifiant que l'action a lieu entre <text:span text:style-name="T6">(</text:span>au moins<text:span text:style-name="T6">)</text:span> deux personn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50M34S</meta:editing-duration>
    <meta:editing-cycles>11</meta:editing-cycles>
    <meta:generator>LibreOffice/7.3.4.2$Linux_X86_64 LibreOffice_project/30$Build-2</meta:generator>
    <dc:title>TST</dc:title>
    <dc:date>2022-07-25T09:47:11.360060556</dc:date>
    <meta:document-statistic meta:table-count="2" meta:image-count="0" meta:object-count="0" meta:page-count="2" meta:paragraph-count="75" meta:word-count="344" meta:character-count="2010" meta:non-whitespace-character-count="1736"/>
    <meta:template xlink:type="simple" xlink:actuate="onRequest" xlink:title="TST" xlink:href="../../../../../.config/libreoffice/4/user/template/TST.ott" meta:date="2022-07-24T14:18:57.807227489"/>
  </office:meta>
</office:document-meta>
</file>